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mp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TriangleList</text:p>
          </table:table-cell>
          <table:table-cell office:value-type="string" calcext:value-type="string">
            <text:p>pemb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Lfrontier</text:p>
          </table:table-cell>
          <table:table-cell office:value-type="string" calcext:value-type="string">
            <text:p>Lseed</text:p>
          </table:table-cell>
          <table:table-cell office:value-type="string" calcext:value-type="string">
            <text:p>Ltot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talAlgo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363.5" calcext:value-type="float">
            <text:p>37363.5</text:p>
          </table:table-cell>
          <table:table-cell office:value-type="float" office:value="37360.4" calcext:value-type="float">
            <text:p>37360.4</text:p>
          </table:table-cell>
          <table:table-cell table:formula="of:=[.B3]-[.C3]" office:value-type="float" office:value="3.09999999999854" calcext:value-type="float">
            <text:p>3.09999999999854</text:p>
          </table:table-cell>
          <table:table-cell office:value-type="float" office:value="15.2484" calcext:value-type="float">
            <text:p>15.2484</text:p>
          </table:table-cell>
          <table:table-cell office:value-type="float" office:value="26.3673" calcext:value-type="float">
            <text:p>26.3673</text:p>
          </table:table-cell>
          <table:table-cell office:value-type="float" office:value="38.0216" calcext:value-type="float">
            <text:p>38.0216</text:p>
          </table:table-cell>
          <table:table-cell table:formula="of:=[.E3]+[.F3]+[.G3]" office:value-type="float" office:value="79.6373" calcext:value-type="float">
            <text:p>79.6373</text:p>
          </table:table-cell>
          <table:table-cell office:value-type="float" office:value="7.15628" calcext:value-type="float">
            <text:p>7.15628</text:p>
          </table:table-cell>
          <table:table-cell table:formula="of:=[.H3]+[.I3]" office:value-type="float" office:value="86.79358" calcext:value-type="float">
            <text:p>86.79358</text:p>
          </table:table-cell>
          <table:table-cell/>
          <table:table-cell table:formula="of:=[.C3]/[.B3]" office:value-type="float" office:value="0.999917031327365" calcext:value-type="float">
            <text:p>0.999917031327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364" calcext:value-type="float">
            <text:p>204364</text:p>
          </table:table-cell>
          <table:table-cell office:value-type="float" office:value="204358" calcext:value-type="float">
            <text:p>204358</text:p>
          </table:table-cell>
          <table:table-cell table:formula="of:=[.B4]-[.C4]" office:value-type="float" office:value="6" calcext:value-type="float">
            <text:p>6</text:p>
          </table:table-cell>
          <table:table-cell office:value-type="float" office:value="43.277" calcext:value-type="float">
            <text:p>43.277</text:p>
          </table:table-cell>
          <table:table-cell office:value-type="float" office:value="70.3128" calcext:value-type="float">
            <text:p>70.3128</text:p>
          </table:table-cell>
          <table:table-cell office:value-type="float" office:value="101.06" calcext:value-type="float">
            <text:p>101.06</text:p>
          </table:table-cell>
          <table:table-cell table:formula="of:=[.E4]+[.F4]+[.G4]" office:value-type="float" office:value="214.6498" calcext:value-type="float">
            <text:p>214.6498</text:p>
          </table:table-cell>
          <table:table-cell office:value-type="float" office:value="19.5873" calcext:value-type="float">
            <text:p>19.5873</text:p>
          </table:table-cell>
          <table:table-cell table:formula="of:=[.H4]+[.I4]" office:value-type="float" office:value="234.2371" calcext:value-type="float">
            <text:p>234.2371</text:p>
          </table:table-cell>
          <table:table-cell/>
          <table:table-cell table:formula="of:=[.C4]/[.B4]" office:value-type="float" office:value="0.999970640621636" calcext:value-type="float">
            <text:p>0.9999706406216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0575" calcext:value-type="float">
            <text:p>520575</text:p>
          </table:table-cell>
          <table:table-cell office:value-type="float" office:value="520567" calcext:value-type="float">
            <text:p>520567</text:p>
          </table:table-cell>
          <table:table-cell table:formula="of:=[.B5]-[.C5]" office:value-type="float" office:value="8" calcext:value-type="float">
            <text:p>8</text:p>
          </table:table-cell>
          <table:table-cell office:value-type="float" office:value="74.3267" calcext:value-type="float">
            <text:p>74.3267</text:p>
          </table:table-cell>
          <table:table-cell office:value-type="float" office:value="122.97" calcext:value-type="float">
            <text:p>122.97</text:p>
          </table:table-cell>
          <table:table-cell office:value-type="float" office:value="177.021" calcext:value-type="float">
            <text:p>177.021</text:p>
          </table:table-cell>
          <table:table-cell table:formula="of:=[.E5]+[.F5]+[.G5]" office:value-type="float" office:value="374.3177" calcext:value-type="float">
            <text:p>374.3177</text:p>
          </table:table-cell>
          <table:table-cell office:value-type="float" office:value="33.2534" calcext:value-type="float">
            <text:p>33.2534</text:p>
          </table:table-cell>
          <table:table-cell table:formula="of:=[.H5]+[.I5]" office:value-type="float" office:value="407.5711" calcext:value-type="float">
            <text:p>407.5711</text:p>
          </table:table-cell>
          <table:table-cell/>
          <table:table-cell table:formula="of:=[.C5]/[.B5]" office:value-type="float" office:value="0.999984632377659" calcext:value-type="float">
            <text:p>0.9999846323776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office:value-type="float" office:value="1071520" calcext:value-type="float">
            <text:p>1.07E+06</text:p>
          </table:table-cell>
          <table:table-cell table:style-name="ce1" office:value-type="float" office:value="1071510" calcext:value-type="float">
            <text:p>1.07E+06</text:p>
          </table:table-cell>
          <table:table-cell table:formula="of:=[.B6]-[.C6]" office:value-type="float" office:value="10" calcext:value-type="float">
            <text:p>10</text:p>
          </table:table-cell>
          <table:table-cell office:value-type="float" office:value="120.118" calcext:value-type="float">
            <text:p>120.118</text:p>
          </table:table-cell>
          <table:table-cell office:value-type="float" office:value="195.832" calcext:value-type="float">
            <text:p>195.832</text:p>
          </table:table-cell>
          <table:table-cell office:value-type="float" office:value="281.253" calcext:value-type="float">
            <text:p>281.253</text:p>
          </table:table-cell>
          <table:table-cell table:formula="of:=[.E6]+[.F6]+[.G6]" office:value-type="float" office:value="597.203" calcext:value-type="float">
            <text:p>597.203</text:p>
          </table:table-cell>
          <table:table-cell office:value-type="float" office:value="54.0536" calcext:value-type="float">
            <text:p>54.0536</text:p>
          </table:table-cell>
          <table:table-cell table:formula="of:=[.H6]+[.I6]" office:value-type="float" office:value="651.2566" calcext:value-type="float">
            <text:p>651.2566</text:p>
          </table:table-cell>
          <table:table-cell/>
          <table:table-cell table:formula="of:=[.C6]/[.B6]" office:value-type="float" office:value="0.999990667463043" calcext:value-type="float">
            <text:p>0.9999906674630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1789660" calcext:value-type="float">
            <text:p>1.79E+06</text:p>
          </table:table-cell>
          <table:table-cell table:style-name="ce1" office:value-type="float" office:value="1789650" calcext:value-type="float">
            <text:p>1.79E+06</text:p>
          </table:table-cell>
          <table:table-cell table:formula="of:=[.B7]-[.C7]" office:value-type="float" office:value="10" calcext:value-type="float">
            <text:p>10</text:p>
          </table:table-cell>
          <table:table-cell office:value-type="float" office:value="149.254" calcext:value-type="float">
            <text:p>149.254</text:p>
          </table:table-cell>
          <table:table-cell office:value-type="float" office:value="253.186" calcext:value-type="float">
            <text:p>253.186</text:p>
          </table:table-cell>
          <table:table-cell office:value-type="float" office:value="365.527" calcext:value-type="float">
            <text:p>365.527</text:p>
          </table:table-cell>
          <table:table-cell table:formula="of:=[.E7]+[.F7]+[.G7]" office:value-type="float" office:value="767.967" calcext:value-type="float">
            <text:p>767.967</text:p>
          </table:table-cell>
          <table:table-cell office:value-type="float" office:value="66.8339" calcext:value-type="float">
            <text:p>66.8339</text:p>
          </table:table-cell>
          <table:table-cell table:formula="of:=[.H7]+[.I7]" office:value-type="float" office:value="834.8009" calcext:value-type="float">
            <text:p>834.8009</text:p>
          </table:table-cell>
          <table:table-cell/>
          <table:table-cell table:formula="of:=[.C7]/[.B7]" office:value-type="float" office:value="0.999994412346479" calcext:value-type="float">
            <text:p>0.9999944123464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1" office:value-type="float" office:value="2804390" calcext:value-type="float">
            <text:p>2.80E+06</text:p>
          </table:table-cell>
          <table:table-cell table:style-name="ce1" office:value-type="float" office:value="2804370" calcext:value-type="float">
            <text:p>2.80E+06</text:p>
          </table:table-cell>
          <table:table-cell table:formula="of:=[.B8]-[.C8]" office:value-type="float" office:value="20" calcext:value-type="float">
            <text:p>20</text:p>
          </table:table-cell>
          <table:table-cell office:value-type="float" office:value="185.957" calcext:value-type="float">
            <text:p>185.957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502.049" calcext:value-type="float">
            <text:p>502.049</text:p>
          </table:table-cell>
          <table:table-cell table:formula="of:=[.E8]+[.F8]+[.G8]" office:value-type="float" office:value="1030.518" calcext:value-type="float">
            <text:p>1030.518</text:p>
          </table:table-cell>
          <table:table-cell office:value-type="float" office:value="84.7476" calcext:value-type="float">
            <text:p>84.7476</text:p>
          </table:table-cell>
          <table:table-cell table:formula="of:=[.H8]+[.I8]" office:value-type="float" office:value="1115.2656" calcext:value-type="float">
            <text:p>1115.2656</text:p>
          </table:table-cell>
          <table:table-cell/>
          <table:table-cell table:formula="of:=[.C8]/[.B8]" office:value-type="float" office:value="0.999992868324306" calcext:value-type="float">
            <text:p>0.9999928683243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1" office:value-type="float" office:value="4536360" calcext:value-type="float">
            <text:p>4.54E+06</text:p>
          </table:table-cell>
          <table:table-cell table:style-name="ce1" office:value-type="float" office:value="4536340" calcext:value-type="float">
            <text:p>4.54E+06</text:p>
          </table:table-cell>
          <table:table-cell table:formula="of:=[.B9]-[.C9]" office:value-type="float" office:value="20" calcext:value-type="float">
            <text:p>20</text:p>
          </table:table-cell>
          <table:table-cell office:value-type="float" office:value="243.328" calcext:value-type="float">
            <text:p>243.328</text:p>
          </table:table-cell>
          <table:table-cell office:value-type="float" office:value="426.885" calcext:value-type="float">
            <text:p>426.885</text:p>
          </table:table-cell>
          <table:table-cell office:value-type="float" office:value="616.493" calcext:value-type="float">
            <text:p>616.493</text:p>
          </table:table-cell>
          <table:table-cell table:formula="of:=[.E9]+[.F9]+[.G9]" office:value-type="float" office:value="1286.706" calcext:value-type="float">
            <text:p>1286.706</text:p>
          </table:table-cell>
          <table:table-cell office:value-type="float" office:value="109.26" calcext:value-type="float">
            <text:p>109.26</text:p>
          </table:table-cell>
          <table:table-cell table:formula="of:=[.H9]+[.I9]" office:value-type="float" office:value="1395.966" calcext:value-type="float">
            <text:p>1395.966</text:p>
          </table:table-cell>
          <table:table-cell/>
          <table:table-cell table:formula="of:=[.C9]/[.B9]" office:value-type="float" office:value="0.999995591178831" calcext:value-type="float">
            <text:p>0.9999955911788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office:value-type="float" office:value="5338710" calcext:value-type="float">
            <text:p>5.34E+06</text:p>
          </table:table-cell>
          <table:table-cell table:style-name="ce1" office:value-type="float" office:value="5338690" calcext:value-type="float">
            <text:p>5.34E+06</text:p>
          </table:table-cell>
          <table:table-cell table:formula="of:=[.B10]-[.C10]" office:value-type="float" office:value="20" calcext:value-type="float">
            <text:p>20</text:p>
          </table:table-cell>
          <table:table-cell office:value-type="float" office:value="257.234" calcext:value-type="float">
            <text:p>257.234</text:p>
          </table:table-cell>
          <table:table-cell office:value-type="float" office:value="468.289" calcext:value-type="float">
            <text:p>468.289</text:p>
          </table:table-cell>
          <table:table-cell office:value-type="float" office:value="676.317" calcext:value-type="float">
            <text:p>676.317</text:p>
          </table:table-cell>
          <table:table-cell table:formula="of:=[.E10]+[.F10]+[.G10]" office:value-type="float" office:value="1401.84" calcext:value-type="float">
            <text:p>1401.84</text:p>
          </table:table-cell>
          <table:table-cell office:value-type="float" office:value="117.431" calcext:value-type="float">
            <text:p>117.431</text:p>
          </table:table-cell>
          <table:table-cell table:formula="of:=[.H10]+[.I10]" office:value-type="float" office:value="1519.271" calcext:value-type="float">
            <text:p>1519.271</text:p>
          </table:table-cell>
          <table:table-cell/>
          <table:table-cell table:formula="of:=[.C10]/[.B10]" office:value-type="float" office:value="0.999996253776661" calcext:value-type="float">
            <text:p>0.9999962537766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1" office:value-type="float" office:value="7334350" calcext:value-type="float">
            <text:p>7.33E+06</text:p>
          </table:table-cell>
          <table:table-cell table:style-name="ce1" office:value-type="float" office:value="7334320" calcext:value-type="float">
            <text:p>7.33E+06</text:p>
          </table:table-cell>
          <table:table-cell table:formula="of:=[.B11]-[.C11]" office:value-type="float" office:value="30" calcext:value-type="float">
            <text:p>30</text:p>
          </table:table-cell>
          <table:table-cell office:value-type="float" office:value="308.724" calcext:value-type="float">
            <text:p>308.724</text:p>
          </table:table-cell>
          <table:table-cell office:value-type="float" office:value="550.497" calcext:value-type="float">
            <text:p>550.497</text:p>
          </table:table-cell>
          <table:table-cell office:value-type="float" office:value="797.495" calcext:value-type="float">
            <text:p>797.495</text:p>
          </table:table-cell>
          <table:table-cell table:formula="of:=[.E11]+[.F11]+[.G11]" office:value-type="float" office:value="1656.716" calcext:value-type="float">
            <text:p>1656.716</text:p>
          </table:table-cell>
          <table:table-cell office:value-type="float" office:value="142.02" calcext:value-type="float">
            <text:p>142.02</text:p>
          </table:table-cell>
          <table:table-cell table:formula="of:=[.H11]+[.I11]" office:value-type="float" office:value="1798.736" calcext:value-type="float">
            <text:p>1798.73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8141090" calcext:value-type="float">
            <text:p>8.14E+06</text:p>
          </table:table-cell>
          <table:table-cell table:style-name="ce1" office:value-type="float" office:value="8141060" calcext:value-type="float">
            <text:p>8.14E+06</text:p>
          </table:table-cell>
          <table:table-cell table:formula="of:=[.B12]-[.C12]" office:value-type="float" office:value="30" calcext:value-type="float">
            <text:p>30</text:p>
          </table:table-cell>
          <table:table-cell office:value-type="float" office:value="325.616" calcext:value-type="float">
            <text:p>325.616</text:p>
          </table:table-cell>
          <table:table-cell office:value-type="float" office:value="556.272" calcext:value-type="float">
            <text:p>556.272</text:p>
          </table:table-cell>
          <table:table-cell office:value-type="float" office:value="805.426" calcext:value-type="float">
            <text:p>805.426</text:p>
          </table:table-cell>
          <table:table-cell table:formula="of:=[.E12]+[.F12]+[.G12]" office:value-type="float" office:value="1687.314" calcext:value-type="float">
            <text:p>1687.314</text:p>
          </table:table-cell>
          <table:table-cell office:value-type="float" office:value="144.959" calcext:value-type="float">
            <text:p>144.959</text:p>
          </table:table-cell>
          <table:table-cell table:formula="of:=[.H12]+[.I12]" office:value-type="float" office:value="1832.273" calcext:value-type="float">
            <text:p>1832.273</text:p>
          </table:table-cell>
          <table:table-cell/>
          <table:table-cell table:formula="of:=[.C12]/[.B12]" office:value-type="float" office:value="0.999996314989762" calcext:value-type="float">
            <text:p>0.99999631498976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ncomp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Lfrontier</text:p>
          </table:table-cell>
          <table:table-cell office:value-type="string" calcext:value-type="string">
            <text:p>Lseed</text:p>
          </table:table-cell>
          <table:table-cell office:value-type="string" calcext:value-type="string">
            <text:p>Ltot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talAlgo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9857" calcext:value-type="float">
            <text:p>1.99857</text:p>
          </table:table-cell>
          <table:table-cell office:value-type="float" office:value="0.473176" calcext:value-type="float">
            <text:p>0.473176</text:p>
          </table:table-cell>
          <table:table-cell office:value-type="float" office:value="0.127131" calcext:value-type="float">
            <text:p>0.127131</text:p>
          </table:table-cell>
          <table:table-cell office:value-type="float" office:value="0.170333" calcext:value-type="float">
            <text:p>0.170333</text:p>
          </table:table-cell>
          <table:table-cell table:formula="of:=[.C16]+[.D16]+[.E16]" office:value-type="float" office:value="0.77064" calcext:value-type="float">
            <text:p>0.77064</text:p>
          </table:table-cell>
          <table:table-cell office:value-type="float" office:value="0.247949" calcext:value-type="float">
            <text:p>0.247949</text:p>
          </table:table-cell>
          <table:table-cell table:formula="of:=[.F16]+[.G16]" office:value-type="float" office:value="1.018589" calcext:value-type="float">
            <text:p>1.01858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0588" calcext:value-type="float">
            <text:p>7.90588</text:p>
          </table:table-cell>
          <table:table-cell office:value-type="float" office:value="1.92308" calcext:value-type="float">
            <text:p>1.92308</text:p>
          </table:table-cell>
          <table:table-cell office:value-type="float" office:value="0.522279" calcext:value-type="float">
            <text:p>0.522279</text:p>
          </table:table-cell>
          <table:table-cell office:value-type="float" office:value="0.703625" calcext:value-type="float">
            <text:p>0.703625</text:p>
          </table:table-cell>
          <table:table-cell table:formula="of:=[.C17]+[.D17]+[.E17]" office:value-type="float" office:value="3.148984" calcext:value-type="float">
            <text:p>3.148984</text:p>
          </table:table-cell>
          <table:table-cell office:value-type="float" office:value="1.00933" calcext:value-type="float">
            <text:p>1.00933</text:p>
          </table:table-cell>
          <table:table-cell table:formula="of:=[.F17]+[.G17]" office:value-type="float" office:value="4.158314" calcext:value-type="float">
            <text:p>4.158314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.1548" calcext:value-type="float">
            <text:p>12.1548</text:p>
          </table:table-cell>
          <table:table-cell office:value-type="float" office:value="3.0688" calcext:value-type="float">
            <text:p>3.0688</text:p>
          </table:table-cell>
          <table:table-cell office:value-type="float" office:value="0.859015" calcext:value-type="float">
            <text:p>0.859015</text:p>
          </table:table-cell>
          <table:table-cell office:value-type="float" office:value="1.10919" calcext:value-type="float">
            <text:p>1.10919</text:p>
          </table:table-cell>
          <table:table-cell table:formula="of:=[.C18]+[.D18]+[.E18]" office:value-type="float" office:value="5.037005" calcext:value-type="float">
            <text:p>5.037005</text:p>
          </table:table-cell>
          <table:table-cell office:value-type="float" office:value="1.51217" calcext:value-type="float">
            <text:p>1.51217</text:p>
          </table:table-cell>
          <table:table-cell table:formula="of:=[.F18]+[.G18]" office:value-type="float" office:value="6.549175" calcext:value-type="float">
            <text:p>6.549175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.6916" calcext:value-type="float">
            <text:p>17.6916</text:p>
          </table:table-cell>
          <table:table-cell office:value-type="float" office:value="3.92627" calcext:value-type="float">
            <text:p>3.92627</text:p>
          </table:table-cell>
          <table:table-cell office:value-type="float" office:value="1.24737" calcext:value-type="float">
            <text:p>1.24737</text:p>
          </table:table-cell>
          <table:table-cell office:value-type="float" office:value="1.46232" calcext:value-type="float">
            <text:p>1.46232</text:p>
          </table:table-cell>
          <table:table-cell table:formula="of:=[.C19]+[.D19]+[.E19]" office:value-type="float" office:value="6.63596" calcext:value-type="float">
            <text:p>6.63596</text:p>
          </table:table-cell>
          <table:table-cell office:value-type="float" office:value="2.06734" calcext:value-type="float">
            <text:p>2.06734</text:p>
          </table:table-cell>
          <table:table-cell table:formula="of:=[.F19]+[.G19]" office:value-type="float" office:value="8.7033" calcext:value-type="float">
            <text:p>8.7033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5667" calcext:value-type="float">
            <text:p>19.5667</text:p>
          </table:table-cell>
          <table:table-cell office:value-type="float" office:value="4.93695" calcext:value-type="float">
            <text:p>4.93695</text:p>
          </table:table-cell>
          <table:table-cell office:value-type="float" office:value="1.49789" calcext:value-type="float">
            <text:p>1.49789</text:p>
          </table:table-cell>
          <table:table-cell office:value-type="float" office:value="1.77625" calcext:value-type="float">
            <text:p>1.77625</text:p>
          </table:table-cell>
          <table:table-cell table:formula="of:=[.C20]+[.D20]+[.E20]" office:value-type="float" office:value="8.21109" calcext:value-type="float">
            <text:p>8.21109</text:p>
          </table:table-cell>
          <table:table-cell office:value-type="float" office:value="2.50263" calcext:value-type="float">
            <text:p>2.50263</text:p>
          </table:table-cell>
          <table:table-cell table:formula="of:=[.F20]+[.G20]" office:value-type="float" office:value="10.71372" calcext:value-type="float">
            <text:p>10.71372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4.1592" calcext:value-type="float">
            <text:p>24.1592</text:p>
          </table:table-cell>
          <table:table-cell office:value-type="float" office:value="5.9037" calcext:value-type="float">
            <text:p>5.9037</text:p>
          </table:table-cell>
          <table:table-cell office:value-type="float" office:value="1.73528" calcext:value-type="float">
            <text:p>1.73528</text:p>
          </table:table-cell>
          <table:table-cell office:value-type="float" office:value="2.09504" calcext:value-type="float">
            <text:p>2.09504</text:p>
          </table:table-cell>
          <table:table-cell table:formula="of:=[.C21]+[.D21]+[.E21]" office:value-type="float" office:value="9.73402" calcext:value-type="float">
            <text:p>9.73402</text:p>
          </table:table-cell>
          <table:table-cell office:value-type="float" office:value="2.96119" calcext:value-type="float">
            <text:p>2.96119</text:p>
          </table:table-cell>
          <table:table-cell table:formula="of:=[.F21]+[.G21]" office:value-type="float" office:value="12.69521" calcext:value-type="float">
            <text:p>12.69521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7.16564" calcext:value-type="float">
            <text:p>7.16564</text:p>
          </table:table-cell>
          <table:table-cell office:value-type="float" office:value="2.34473" calcext:value-type="float">
            <text:p>2.34473</text:p>
          </table:table-cell>
          <table:table-cell office:value-type="float" office:value="2.92892" calcext:value-type="float">
            <text:p>2.92892</text:p>
          </table:table-cell>
          <table:table-cell table:formula="of:=[.C22]+[.D22]+[.E22]" office:value-type="float" office:value="12.43929" calcext:value-type="float">
            <text:p>12.43929</text:p>
          </table:table-cell>
          <table:table-cell office:value-type="float" office:value="4.1663" calcext:value-type="float">
            <text:p>4.1663</text:p>
          </table:table-cell>
          <table:table-cell table:formula="of:=[.F22]+[.G22]" office:value-type="float" office:value="16.60559" calcext:value-type="float">
            <text:p>16.6055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.6519" calcext:value-type="float">
            <text:p>31.6519</text:p>
          </table:table-cell>
          <table:table-cell office:value-type="float" office:value="8.06518" calcext:value-type="float">
            <text:p>8.06518</text:p>
          </table:table-cell>
          <table:table-cell office:value-type="float" office:value="2.71928" calcext:value-type="float">
            <text:p>2.71928</text:p>
          </table:table-cell>
          <table:table-cell office:value-type="float" office:value="3.43037" calcext:value-type="float">
            <text:p>3.43037</text:p>
          </table:table-cell>
          <table:table-cell table:formula="of:=[.C23]+[.D23]+[.E23]" office:value-type="float" office:value="14.21483" calcext:value-type="float">
            <text:p>14.21483</text:p>
          </table:table-cell>
          <table:table-cell office:value-type="float" office:value="5.42361" calcext:value-type="float">
            <text:p>5.42361</text:p>
          </table:table-cell>
          <table:table-cell table:formula="of:=[.F23]+[.G23]" office:value-type="float" office:value="19.63844" calcext:value-type="float">
            <text:p>19.63844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943" calcext:value-type="float">
            <text:p>35.943</text:p>
          </table:table-cell>
          <table:table-cell office:value-type="float" office:value="9.24064" calcext:value-type="float">
            <text:p>9.24064</text:p>
          </table:table-cell>
          <table:table-cell office:value-type="float" office:value="3.15607" calcext:value-type="float">
            <text:p>3.15607</text:p>
          </table:table-cell>
          <table:table-cell office:value-type="float" office:value="3.78421" calcext:value-type="float">
            <text:p>3.78421</text:p>
          </table:table-cell>
          <table:table-cell table:formula="of:=[.C24]+[.D24]+[.E24]" office:value-type="float" office:value="16.18092" calcext:value-type="float">
            <text:p>16.18092</text:p>
          </table:table-cell>
          <table:table-cell office:value-type="float" office:value="5.80767" calcext:value-type="float">
            <text:p>5.80767</text:p>
          </table:table-cell>
          <table:table-cell table:formula="of:=[.F24]+[.G24]" office:value-type="float" office:value="21.98859" calcext:value-type="float">
            <text:p>21.9885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4858" calcext:value-type="float">
            <text:p>39.4858</text:p>
          </table:table-cell>
          <table:table-cell office:value-type="float" office:value="10.2035" calcext:value-type="float">
            <text:p>10.2035</text:p>
          </table:table-cell>
          <table:table-cell office:value-type="float" office:value="3.48007" calcext:value-type="float">
            <text:p>3.48007</text:p>
          </table:table-cell>
          <table:table-cell office:value-type="float" office:value="4.32703" calcext:value-type="float">
            <text:p>4.32703</text:p>
          </table:table-cell>
          <table:table-cell table:formula="of:=[.C25]+[.D25]+[.E25]" office:value-type="float" office:value="18.0106" calcext:value-type="float">
            <text:p>18.0106</text:p>
          </table:table-cell>
          <table:table-cell office:value-type="float" office:value="6.0001" calcext:value-type="float">
            <text:p>6.0001</text:p>
          </table:table-cell>
          <table:table-cell table:formula="of:=[.F25]+[.G25]" office:value-type="float" office:value="24.0107" calcext:value-type="float">
            <text:p>24.010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0:04:51.581395519</meta:creation-date>
    <dc:date>2021-12-22T10:19:12.147117740</dc:date>
    <meta:editing-duration>PT8H51M13S</meta:editing-duration>
    <meta:editing-cycles>4</meta:editing-cycles>
    <meta:generator>LibreOffice/7.2.3.2$Linux_X86_64 LibreOffice_project/20$Build-2</meta:generator>
    <meta:document-statistic meta:table-count="1" meta:cell-count="209" meta:object-count="0"/>
  </office:meta>
</office:document-meta>
</file>